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st_evals" table:style-name="ta1">
        <table:shapes>
          <draw:frame draw:z-index="0" draw:style-name="gr1" draw:text-style-name="P1" svg:width="361.83mm" svg:height="184.61mm" svg:x="115.57mm" svg:y="1.06mm">
            <draw:object draw:notify-on-update-of-ranges="best_evals.A2:best_evals.A101 best_evals.B1:best_evals.B1 best_evals.B2:best_evals.B101 best_evals.A2:best_evals.A101 best_evals.C1:best_evals.C1 best_evals.C2:best_evals.C101 best_evals.A2:best_evals.A101 best_evals.D1:best_evals.D1 best_evals.D2:best_evals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terações</text:p>
          </table:table-cell>
          <table:table-cell office:value-type="string" calcext:value-type="string">
            <text:p>K = 1</text:p>
          </table:table-cell>
          <table:table-cell office:value-type="string" calcext:value-type="string">
            <text:p>K = 3</text:p>
          </table:table-cell>
          <table:table-cell office:value-type="string" calcext:value-type="string">
            <text:p>K =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0476190476191" calcext:value-type="float">
            <text:p>0,880476190476191</text:p>
          </table:table-cell>
          <table:table-cell office:value-type="float" office:value="0.877619047619048" calcext:value-type="float">
            <text:p>0,8776190476190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3333333333333" calcext:value-type="float">
            <text:p>0,8833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3333333333333" calcext:value-type="float">
            <text:p>0,88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3333333333333" calcext:value-type="float">
            <text:p>0,88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3333333333333" calcext:value-type="float">
            <text:p>0,88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3333333333333" calcext:value-type="float">
            <text:p>0,88333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3333333333333" calcext:value-type="float">
            <text:p>0,88333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94920634920635" calcext:value-type="float">
            <text:p>0,894920634920635</text:p>
          </table:table-cell>
          <table:table-cell office:value-type="float" office:value="0.889047619047619" calcext:value-type="float">
            <text:p>0,889047619047619</text:p>
          </table:table-cell>
          <table:table-cell office:value-type="float" office:value="0.886190476190476" calcext:value-type="float">
            <text:p>0,886190476190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7:30:21.3887589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03T17:30:52.140796743</dc:date>
    <meta:editing-duration>PT1M53S</meta:editing-duration>
    <meta:editing-cycles>3</meta:editing-cycles>
    <meta:document-statistic meta:table-count="1" meta:cell-count="4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8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8pt" style:font-size-asian="10pt" style:font-size-complex="10pt"/>
    </style:style>
    <style:style style:name="ch5" style:family="chart">
      <style:chart-properties chart:auto-position="true" style:rotation-angle="0"/>
      <style:text-properties fo:font-size="28pt" style:font-size-asian="9pt" style:font-size-complex="9pt"/>
    </style:style>
    <style:style style:name="ch6" style:family="chart">
      <style:chart-properties chart:auto-position="true" style:rotation-angle="90"/>
      <style:text-properties fo:font-size="2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184cm" svg:height="18.462cm" xlink:href=".." xlink:type="simple" chart:class="chart:scatter" chart:style-name="ch1">
        <chart:legend chart:legend-position="end" svg:x="31.977cm" svg:y="7.208cm" style:legend-expansion="high" chart:style-name="ch2"/>
        <chart:plot-area chart:style-name="ch3" table:cell-range-address="best_evals.A2:best_evals.D101 best_evals.B1:best_evals.D1" chart:data-source-has-labels="row" svg:x="2.849cm" svg:y="0.369cm" svg:width="29.96cm" svg:height="15.625cm">
          <chartooo:coordinate-region svg:x="5.587cm" svg:y="0.912cm" svg:width="26.387cm" svg:height="13.747cm"/>
          <chart:axis chart:dimension="x" chart:name="primary-x" chart:style-name="ch4">
            <chart:title svg:x="15.865cm" svg:y="16.364cm" chart:style-name="ch5">
              <text:p>Iteração</text:p>
            </chart:title>
          </chart:axis>
          <chart:axis chart:dimension="y" chart:name="primary-y" chart:style-name="ch4">
            <chart:title svg:x="0.449cm" svg:y="12.262cm" chart:style-name="ch6">
              <text:p>Valor de Acurácia</text:p>
            </chart:title>
            <chart:grid chart:style-name="ch7" chart:class="major"/>
          </chart:axis>
          <chart:series chart:style-name="ch8" chart:values-cell-range-address="best_evals.B2:best_evals.B101" chart:label-cell-address="best_evals.B1:best_evals.B1" chart:class="chart:scatter">
            <chart:domain table:cell-range-address="best_evals.A2:best_evals.A101"/>
            <chart:data-point chart:repeated="100"/>
          </chart:series>
          <chart:series chart:style-name="ch9" chart:values-cell-range-address="best_evals.C2:best_evals.C101" chart:label-cell-address="best_evals.C1:best_evals.C1" chart:class="chart:scatter">
            <chart:data-point chart:repeated="100"/>
          </chart:series>
          <chart:series chart:style-name="ch10" chart:values-cell-range-address="best_evals.D2:best_evals.D101" chart:label-cell-address="best_evals.D1:best_evals.D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K = 1</text:p>
                <draw:g>
                  <svg:desc>best_evals.B1:best_evals.B1</svg:desc>
                </draw:g>
              </table:table-cell>
              <table:table-cell office:value-type="string">
                <text:p>K = 3</text:p>
                <draw:g>
                  <svg:desc>best_evals.C1:best_evals.C1</svg:desc>
                </draw:g>
              </table:table-cell>
              <table:table-cell office:value-type="string">
                <text:p>K = 5</text:p>
                <draw:g>
                  <svg:desc>best_evals.D1:best_eval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est_evals.A2:best_evals.A101</svg:desc>
                </draw:g>
              </table:table-cell>
              <table:table-cell office:value-type="float" office:value="0.894920634920635">
                <text:p>0.894920634920635</text:p>
                <draw:g>
                  <svg:desc>best_evals.B2:best_evals.B101</svg:desc>
                </draw:g>
              </table:table-cell>
              <table:table-cell office:value-type="float" office:value="0.880476190476191">
                <text:p>0.880476190476191</text:p>
                <draw:g>
                  <svg:desc>best_evals.C2:best_evals.C101</svg:desc>
                </draw:g>
              </table:table-cell>
              <table:table-cell office:value-type="float" office:value="0.877619047619048">
                <text:p>0.877619047619048</text:p>
                <draw:g>
                  <svg:desc>best_evals.D2:best_evals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94920634920635">
                <text:p>0.894920634920635</text:p>
              </table:table-cell>
              <table:table-cell office:value-type="float" office:value="0.889047619047619">
                <text:p>0.889047619047619</text:p>
              </table:table-cell>
              <table:table-cell office:value-type="float" office:value="0.886190476190476">
                <text:p>0.886190476190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